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62cm" fo:min-width="3.48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62cm" fo:min-width="3.6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62cm" fo:min-width="4.4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draw:marker-start-width="0.242cm" draw:marker-end-width="0.242cm" draw:fill="solid" draw:fill-color="#e5eef7" draw:textarea-horizontal-align="justify" draw:textarea-vertical-align="middle" draw:auto-grow-height="false" fo:min-height="2.222cm" fo:min-width="3.47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fill="solid" draw:fill-color="#dff8e1" draw:textarea-horizontal-align="justify" draw:textarea-vertical-align="middle" draw:auto-grow-height="false" fo:min-height="2.29cm" fo:min-width="4.51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solid" svg:stroke-width="0.028cm" svg:stroke-color="#2a6099" draw:marker-start-width="0.242cm" draw:marker-end="Triangle_20_unfilled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e5eef7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dff8e1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ejaVu Sans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4.01cm" svg:height="2.54cm" svg:x="0.99cm" svg:y="0.2cm">
          <text:p text:style-name="P1"><text:span text:style-name="T1">Experimental data</text:span></text:p>
          <text:p text:style-name="P1"><text:span text:style-name="T2"/></text:p>
          <text:p text:style-name="P2"><text:span text:style-name="T2">+ 2D numpy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4.2cm" svg:height="2.54cm" svg:x="5.9cm" svg:y="0.2cm">
          <text:p text:style-name="P1"><text:span text:style-name="T1">Simulation builder</text:span></text:p>
          <text:p text:style-name="P1"><text:span text:style-name="T2"/></text:p>
          <text:p text:style-name="P2"><text:span text:style-name="T2">+ get_simulation(para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cm" svg:height="2.54cm" svg:x="3cm" svg:y="5.2cm">
          <text:p text:style-name="P1"><text:span text:style-name="T1">FitObjective</text:span></text:p>
          <text:p text:style-name="P1"><text:span text:style-name="T2"/></text:p>
          <text:p text:style-name="P2"><text:span text:style-name="T2">+ evaluate(params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cm" svg:height="2.5cm" svg:x="11cm" svg:y="0.2cm">
          <text:p text:style-name="P1"><text:span text:style-name="T1">Fit parameters</text:span></text:p>
          <text:p text:style-name="P1"><text:span text:style-name="T2"/></text:p>
          <text:p text:style-name="P2"><text:span text:style-name="T2">+ params dictiona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5.01cm" svg:height="2.54cm" svg:x="8.99cm" svg:y="5.2cm">
          <text:p text:style-name="P1"><text:span text:style-name="T1">Minimizer</text:span></text:p>
          <text:p text:style-name="P1"><text:span text:style-name="T2"/></text:p>
          <text:p text:style-name="P2"><text:span text:style-name="T2">+ minimize(evaluate, params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2.995cm" svg:y1="2.74cm" svg:x2="5.5cm" svg:y2="5.2cm" draw:start-shape="id1" draw:end-shape="id2" draw:end-glue-point="0" svg:d="M2995 2740v1230h2505v1230" svg:viewBox="0 0 2506 2461">
          <text:p/>
        </draw:connector>
        <draw:connector draw:style-name="gr7" draw:text-style-name="P5" draw:layer="layout" svg:x1="8cm" svg:y1="2.74cm" svg:x2="5.5cm" svg:y2="5.2cm" draw:start-shape="id3" draw:start-glue-point="2" draw:end-shape="id2" draw:end-glue-point="0" svg:d="M8000 2740v1230h-2500v1230" svg:viewBox="0 0 2501 2461">
          <text:p/>
        </draw:connector>
        <draw:connector draw:style-name="gr6" draw:text-style-name="P5" draw:layer="layout" svg:x1="13cm" svg:y1="2.7cm" svg:x2="11.495cm" svg:y2="5.2cm" draw:start-shape="id4" draw:start-glue-point="2" draw:end-shape="id5" draw:end-glue-point="0" svg:d="M13000 2700v1250h-1505v1250" svg:viewBox="0 0 1506 2501">
          <text:p/>
        </draw:connector>
        <draw:connector draw:style-name="gr6" draw:text-style-name="P5" draw:layer="layout" svg:x1="8cm" svg:y1="6.47cm" svg:x2="8.99cm" svg:y2="6.47cm" draw:start-shape="id2" draw:start-glue-point="1" draw:end-shape="id5" draw:end-glue-point="3" svg:d="M8000 6470h990" svg:viewBox="0 0 99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2T10:16:58.495054546</meta:creation-date>
    <dc:date>2018-11-23T12:12:48.706186899</dc:date>
    <meta:editing-duration>PT55M8S</meta:editing-duration>
    <meta:editing-cycles>12</meta:editing-cycles>
    <meta:generator>LibreOffice/6.1.3.2$Linux_X86_64 LibreOffice_project/10$Build-2</meta:generator>
    <meta:document-statistic meta:object-count="9"/>
  </office:meta>
</office:document-meta>
</file>